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4" svg:font-family="'Droid Sans Fallback'" style:font-family-generic="swiss" style:font-pitch="variable"/>
    <style:font-face style:name="FreeSans4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729fcf" draw:opacity="100%" draw:textarea-horizontal-align="justify" draw:textarea-vertical-align="middle" draw:auto-grow-height="false" fo:min-height="0cm" fo:min-width="0cm" draw:shadow-opacity="100%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8" style:family="graphic" style:parent-style-name="standard">
      <style:graphic-properties draw:fill-color="#ff950e" draw:opacity="100%" draw:textarea-horizontal-align="justify" draw:textarea-vertical-align="middle" draw:auto-grow-height="false" draw:shadow-opacity="100%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11" style:family="graphic" style:parent-style-name="standard">
      <style:graphic-properties svg:stroke-width="0cm" svg:stroke-color="#3465a4" draw:marker-start-width="0.204cm" draw:marker-end-width="0.204cm" draw:fill-color="#ff950e" draw:opacity="100%" draw:textarea-horizontal-align="justify" draw:textarea-vertical-align="middle" draw:auto-grow-height="false" fo:padding-top="0.125cm" fo:padding-bottom="0.125cm" fo:padding-left="0.25cm" fo:padding-right="0.25cm" draw:shadow-opacity="100%"/>
    </style:style>
    <style:style style:name="gr12" style:family="graphic" style:parent-style-name="standard">
      <style:graphic-properties draw:fill-color="#729fcf" draw:opacity="100%" draw:textarea-horizontal-align="justify" draw:textarea-vertical-align="middle" draw:auto-grow-height="false" draw:shadow-opacity="100%"/>
    </style:style>
    <style:style style:name="gr13" style:family="graphic" style:parent-style-name="standard">
      <style:graphic-properties svg:stroke-width="0cm" svg:stroke-color="#3465a4" draw:marker-start-width="0.204cm" draw:marker-end-width="0.204cm" draw:fill-color="#729fcf" draw:opacity="100%" draw:textarea-horizontal-align="justify" draw:textarea-vertical-align="middle" draw:auto-grow-height="false" fo:padding-top="0.125cm" fo:padding-bottom="0.125cm" fo:padding-left="0.25cm" fo:padding-right="0.25cm" draw:shadow-opacity="100%"/>
    </style:style>
    <style:style style:name="gr14" style:family="graphic" style:parent-style-name="standard">
      <style:graphic-properties svg:stroke-width="0.152cm" svg:stroke-color="#c5000b" draw:marker-start-width="0.66cm" draw:marker-end-width="0.66cm" draw:fill-color="#729fcf" draw:opacity="50%" draw:textarea-horizontal-align="justify" draw:textarea-vertical-align="middle" draw:auto-grow-height="false" fo:padding-top="0.201cm" fo:padding-bottom="0.201cm" fo:padding-left="0.326cm" fo:padding-right="0.326cm" draw:shadow-opacity="50%"/>
    </style:style>
    <style:style style:name="gr15" style:family="graphic" style:parent-style-name="standard">
      <style:graphic-properties svg:stroke-width="0.152cm" svg:stroke-color="#c5000b" draw:marker-start-width="0.66cm" draw:marker-end-width="0.66cm" draw:textarea-horizontal-align="justify" draw:textarea-vertical-align="middle" draw:auto-grow-height="false" fo:padding-top="0.201cm" fo:padding-bottom="0.201cm" fo:padding-left="0.326cm" fo:padding-right="0.326cm"/>
    </style:style>
    <style:style style:name="gr16" style:family="graphic" style:parent-style-name="standard">
      <style:graphic-properties draw:textarea-horizontal-align="justify" draw:textarea-vertical-align="middle" draw:auto-grow-height="false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paragraph-properties fo:text-align="center"/>
      <style:text-properties fo:color="#000000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size="26pt" style:font-size-asian="26pt" style:font-size-complex="26pt"/>
    </style:style>
    <style:style style:name="P7" style:family="paragraph">
      <style:text-properties fo:font-size="54pt" style:font-size-asian="54pt" style:font-size-complex="54pt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text-properties fo:color="#c5000b" fo:font-size="32pt" style:font-size-asian="32pt" style:font-size-complex="32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color="#000000" style:font-name="Liberation Serif" fo:font-size="32pt" style:font-name-asian="StarSymbol2" style:font-size-asian="32pt" style:font-name-complex="StarSymbol2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54pt" style:font-size-asian="54pt" style:font-size-complex="54pt"/>
    </style:style>
    <style:style style:name="T9" style:family="text">
      <style:text-properties fo:font-size="44pt" style:font-size-asian="44pt" style:font-size-complex="44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style:font-name="Liberation Sans3" fo:font-size="28pt" style:font-name-asian="Liberation Sans3" style:font-size-asian="28pt" style:font-name-complex="Liberation Sans3" style:font-size-complex="28pt"/>
    </style:style>
    <style:style style:name="T12" style:family="text">
      <style:text-properties fo:color="#c5000b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4.56cm" svg:y="3.331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29cm" svg:height="2.67cm" svg:x="27.207cm" svg:y="3.331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29cm" svg:height="2.67cm" svg:x="29.854cm" svg:y="3.33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225cm" svg:height="1.485cm" svg:x="20.276cm" svg:y="1.822cm">
          <draw:text-box>
            <text:p><text:span text:style-name="T5">0</text:span></text:p>
          </draw:text-box>
        </draw:frame>
        <draw:frame draw:style-name="gr6" draw:text-style-name="P5" draw:layer="layout" svg:width="1.523cm" svg:height="1.485cm" svg:x="22.671cm" svg:y="1.822cm">
          <draw:text-box>
            <text:p><text:span text:style-name="T5">1 </text:span></text:p>
          </draw:text-box>
        </draw:frame>
        <draw:frame draw:style-name="gr5" draw:text-style-name="P5" draw:layer="layout" svg:width="1.225cm" svg:height="1.485cm" svg:x="25.318cm" svg:y="1.822cm">
          <draw:text-box>
            <text:p><text:span text:style-name="T5">2</text:span></text:p>
          </draw:text-box>
        </draw:frame>
        <draw:frame draw:style-name="gr5" draw:text-style-name="P5" draw:layer="layout" svg:width="1.225cm" svg:height="1.485cm" svg:x="27.965cm" svg:y="1.822cm">
          <draw:text-box>
            <text:p><text:span text:style-name="T5">3</text:span></text:p>
          </draw:text-box>
        </draw:frame>
        <draw:frame draw:style-name="gr5" draw:text-style-name="P5" draw:layer="layout" svg:width="1.225cm" svg:height="1.485cm" svg:x="30.612cm" svg:y="1.822cm">
          <draw:text-box>
            <text:p><text:span text:style-name="T5">4</text:span></text:p>
          </draw:text-box>
        </draw:frame>
        <draw:frame draw:style-name="gr5" draw:text-style-name="P5" draw:layer="layout" svg:width="1.225cm" svg:height="1.485cm" svg:x="33.259cm" svg:y="1.822cm">
          <draw:text-box>
            <text:p><text:span text:style-name="T5">5</text:span></text:p>
          </draw:text-box>
        </draw:frame>
        <draw:frame draw:style-name="gr7" draw:text-style-name="P5" draw:layer="layout" svg:width="1.226cm" svg:height="1.485cm" svg:x="35.653cm" svg:y="1.822cm">
          <draw:text-box>
            <text:p><text:span text:style-name="T5">6</text:span></text:p>
          </draw:text-box>
        </draw:frame>
        <draw:custom-shape draw:style-name="gr4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225cm" svg:height="1.485cm" svg:x="38.553cm" svg:y="1.822cm">
          <draw:text-box>
            <text:p><text:span text:style-name="T5">7</text:span></text:p>
          </draw:text-box>
        </draw:frame>
        <draw:frame draw:style-name="gr5" draw:text-style-name="P5" draw:layer="layout" svg:width="1.225cm" svg:height="1.485cm" svg:x="41.2cm" svg:y="1.822cm">
          <draw:text-box>
            <text:p><text:span text:style-name="T5">8</text:span></text:p>
          </draw:text-box>
        </draw:frame>
        <draw:frame draw:style-name="gr5" draw:text-style-name="P5" draw:layer="layout" svg:width="1.225cm" svg:height="1.485cm" svg:x="43.847cm" svg:y="1.822cm">
          <draw:text-box>
            <text:p><text:span text:style-name="T5">9</text:span></text:p>
          </draw:text-box>
        </draw:frame>
        <draw:custom-shape draw:style-name="gr8" draw:text-style-name="P6" xml:id="id1" draw:id="id1" draw:layer="layout" svg:width="5.603cm" svg:height="4.164cm" svg:x="29.912cm" svg:y="8.237cm">
          <text:p text:style-name="P1"><text:span text:style-name="T6">[0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30.938cm" svg:y="10.087cm">
          <draw:text-box>
            <text:p><text:span text:style-name="T5">sum: 19</text:span></text:p>
          </draw:text-box>
        </draw:frame>
        <draw:frame draw:style-name="gr9" draw:text-style-name="P5" draw:layer="layout" svg:width="3.093cm" svg:height="1.204cm" svg:x="31.138cm" svg:y="10.987cm">
          <draw:text-box>
            <text:p><text:span text:style-name="T5">min: -1</text:span></text:p>
          </draw:text-box>
        </draw:frame>
        <draw:custom-shape draw:style-name="gr10" draw:text-style-name="P6" xml:id="id2" draw:id="id2" draw:layer="layout" svg:width="5.603cm" svg:height="4.164cm" svg:x="15.012cm" svg:y="14.538cm">
          <text:p text:style-name="P1"><text:span text:style-name="T6">[0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16.038cm" svg:y="16.388cm">
          <draw:text-box>
            <text:p><text:span text:style-name="T5">sum: 19</text:span></text:p>
          </draw:text-box>
        </draw:frame>
        <draw:frame draw:style-name="gr9" draw:text-style-name="P5" draw:layer="layout" svg:width="3.093cm" svg:height="1.204cm" svg:x="16.238cm" svg:y="17.288cm">
          <draw:text-box>
            <text:p><text:span text:style-name="T5">min: -1</text:span></text:p>
          </draw:text-box>
        </draw:frame>
        <draw:custom-shape draw:style-name="gr11" draw:text-style-name="P6" xml:id="id3" draw:id="id3" draw:layer="layout" svg:width="5.603cm" svg:height="4.164cm" svg:x="44.512cm" svg:y="14.539cm">
          <text:p text:style-name="P1"><text:span text:style-name="T6">[5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45.538cm" svg:y="16.389cm">
          <draw:text-box>
            <text:p><text:span text:style-name="T5">sum: 0</text:span></text:p>
          </draw:text-box>
        </draw:frame>
        <draw:frame draw:style-name="gr9" draw:text-style-name="P5" draw:layer="layout" svg:width="2.809cm" svg:height="1.204cm" svg:x="45.738cm" svg:y="17.289cm">
          <draw:text-box>
            <text:p><text:span text:style-name="T5">min: 0</text:span></text:p>
          </draw:text-box>
        </draw:frame>
        <draw:custom-shape draw:style-name="gr12" draw:text-style-name="P6" xml:id="id4" draw:id="id4" draw:layer="layout" svg:width="5.603cm" svg:height="4.164cm" svg:x="7.712cm" svg:y="21.039cm">
          <text:p text:style-name="P1"><text:span text:style-name="T6">[0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8.738cm" svg:y="22.889cm">
          <draw:text-box>
            <text:p><text:span text:style-name="T5">sum: 14</text:span></text:p>
          </draw:text-box>
        </draw:frame>
        <draw:frame draw:style-name="gr9" draw:text-style-name="P5" draw:layer="layout" svg:width="3.093cm" svg:height="1.204cm" svg:x="8.938cm" svg:y="23.789cm">
          <draw:text-box>
            <text:p><text:span text:style-name="T5">min: -1</text:span></text:p>
          </draw:text-box>
        </draw:frame>
        <draw:custom-shape draw:style-name="gr13" draw:text-style-name="P6" xml:id="id5" draw:id="id5" draw:layer="layout" svg:width="5.603cm" svg:height="4.164cm" svg:x="22.412cm" svg:y="21.04cm">
          <text:p text:style-name="P1"><text:span text:style-name="T6">[3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23.438cm" svg:y="22.89cm">
          <draw:text-box>
            <text:p><text:span text:style-name="T5">sum: 5</text:span></text:p>
          </draw:text-box>
        </draw:frame>
        <draw:frame draw:style-name="gr9" draw:text-style-name="P5" draw:layer="layout" svg:width="2.809cm" svg:height="1.204cm" svg:x="23.638cm" svg:y="23.79cm">
          <draw:text-box>
            <text:p><text:span text:style-name="T5">min: 0</text:span></text:p>
          </draw:text-box>
        </draw:frame>
        <draw:custom-shape draw:style-name="gr14" draw:text-style-name="P6" xml:id="id6" draw:id="id6" draw:layer="layout" svg:width="5.603cm" svg:height="4.164cm" svg:x="37.012cm" svg:y="21.041cm">
          <text:p text:style-name="P1"><text:span text:style-name="T6">[5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38.038cm" svg:y="22.891cm">
          <draw:text-box>
            <text:p><text:span text:style-name="T5">sum: 0</text:span></text:p>
          </draw:text-box>
        </draw:frame>
        <draw:frame draw:style-name="gr9" draw:text-style-name="P5" draw:layer="layout" svg:width="2.809cm" svg:height="1.204cm" svg:x="38.238cm" svg:y="23.791cm">
          <draw:text-box>
            <text:p><text:span text:style-name="T5">min: 0</text:span></text:p>
          </draw:text-box>
        </draw:frame>
        <draw:custom-shape draw:style-name="gr15" draw:text-style-name="P6" xml:id="id7" draw:id="id7" draw:layer="layout" svg:width="5.603cm" svg:height="4.164cm" svg:x="51.812cm" svg:y="21.042cm">
          <text:p text:style-name="P1"><text:span text:style-name="T6">[8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52.838cm" svg:y="22.892cm">
          <draw:text-box>
            <text:p><text:span text:style-name="T5">sum: 0</text:span></text:p>
          </draw:text-box>
        </draw:frame>
        <draw:frame draw:style-name="gr9" draw:text-style-name="P5" draw:layer="layout" svg:width="2.809cm" svg:height="1.204cm" svg:x="53.038cm" svg:y="23.792cm">
          <draw:text-box>
            <text:p><text:span text:style-name="T5">min: 0</text:span></text:p>
          </draw:text-box>
        </draw:frame>
        <draw:custom-shape draw:style-name="gr12" draw:text-style-name="P6" xml:id="id8" draw:id="id8" draw:layer="layout" svg:width="5.603cm" svg:height="4.164cm" svg:x="4.012cm" svg:y="27.44cm">
          <text:p text:style-name="P1"><text:span text:style-name="T6">[0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5.038cm" svg:y="29.29cm">
          <draw:text-box>
            <text:p><text:span text:style-name="T5">sum: 9</text:span></text:p>
          </draw:text-box>
        </draw:frame>
        <draw:frame draw:style-name="gr9" draw:text-style-name="P5" draw:layer="layout" svg:width="3.093cm" svg:height="1.204cm" svg:x="5.238cm" svg:y="30.19cm">
          <draw:text-box>
            <text:p><text:span text:style-name="T5">min: -1</text:span></text:p>
          </draw:text-box>
        </draw:frame>
        <draw:custom-shape draw:style-name="gr12" draw:text-style-name="P6" xml:id="id9" draw:id="id9" draw:layer="layout" svg:width="5.603cm" svg:height="4.164cm" svg:x="11.612cm" svg:y="27.441cm">
          <text:p text:style-name="P1"><text:span text:style-name="T6">[2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12.638cm" svg:y="29.291cm">
          <draw:text-box>
            <text:p><text:span text:style-name="T5">sum: 5</text:span></text:p>
          </draw:text-box>
        </draw:frame>
        <draw:frame draw:style-name="gr9" draw:text-style-name="P5" draw:layer="layout" svg:width="2.809cm" svg:height="1.204cm" svg:x="12.838cm" svg:y="30.191cm">
          <draw:text-box>
            <text:p><text:span text:style-name="T5">min: 5</text:span></text:p>
          </draw:text-box>
        </draw:frame>
        <draw:custom-shape draw:style-name="gr13" draw:text-style-name="P6" xml:id="id12" draw:id="id12" draw:layer="layout" svg:width="5.603cm" svg:height="4.164cm" svg:x="18.812cm" svg:y="27.441cm">
          <text:p text:style-name="P1"><text:span text:style-name="T6">[3,3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19.838cm" svg:y="29.291cm">
          <draw:text-box>
            <text:p><text:span text:style-name="T5">sum: 5</text:span></text:p>
          </draw:text-box>
        </draw:frame>
        <draw:frame draw:style-name="gr9" draw:text-style-name="P5" draw:layer="layout" svg:width="2.809cm" svg:height="1.204cm" svg:x="20.038cm" svg:y="30.191cm">
          <draw:text-box>
            <text:p><text:span text:style-name="T5">min: 5</text:span></text:p>
          </draw:text-box>
        </draw:frame>
        <draw:custom-shape draw:style-name="gr13" draw:text-style-name="P6" xml:id="id13" draw:id="id13" draw:layer="layout" svg:width="5.603cm" svg:height="4.164cm" svg:x="26.412cm" svg:y="27.442cm">
          <text:p text:style-name="P1"><text:span text:style-name="T6">[4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27.438cm" svg:y="29.292cm">
          <draw:text-box>
            <text:p><text:span text:style-name="T5">sum: 0</text:span></text:p>
          </draw:text-box>
        </draw:frame>
        <draw:frame draw:style-name="gr9" draw:text-style-name="P5" draw:layer="layout" svg:width="2.809cm" svg:height="1.204cm" svg:x="27.638cm" svg:y="30.192cm">
          <draw:text-box>
            <text:p><text:span text:style-name="T5">min: 0</text:span></text:p>
          </draw:text-box>
        </draw:frame>
        <draw:custom-shape draw:style-name="gr16" draw:text-style-name="P6" xml:id="id14" draw:id="id14" draw:layer="layout" svg:width="5.603cm" svg:height="4.164cm" svg:x="33.412cm" svg:y="27.442cm">
          <text:p text:style-name="P1"><text:span text:style-name="T6">[5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34.438cm" svg:y="29.292cm">
          <draw:text-box>
            <text:p><text:span text:style-name="T5">sum: 42</text:span></text:p>
          </draw:text-box>
        </draw:frame>
        <draw:frame draw:style-name="gr9" draw:text-style-name="P5" draw:layer="layout" svg:width="2.809cm" svg:height="1.204cm" svg:x="34.638cm" svg:y="30.192cm">
          <draw:text-box>
            <text:p><text:span text:style-name="T5">min: 1</text:span></text:p>
          </draw:text-box>
        </draw:frame>
        <draw:custom-shape draw:style-name="gr16" draw:text-style-name="P6" xml:id="id17" draw:id="id17" draw:layer="layout" svg:width="5.603cm" svg:height="4.164cm" svg:x="41.012cm" svg:y="27.443cm">
          <text:p text:style-name="P1"><text:span text:style-name="T6">[7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42.038cm" svg:y="29.293cm">
          <draw:text-box>
            <text:p><text:span text:style-name="T5">sum: 2</text:span></text:p>
          </draw:text-box>
        </draw:frame>
        <draw:frame draw:style-name="gr9" draw:text-style-name="P5" draw:layer="layout" svg:width="2.809cm" svg:height="1.204cm" svg:x="42.238cm" svg:y="30.193cm">
          <draw:text-box>
            <text:p><text:span text:style-name="T5">min: 2</text:span></text:p>
          </draw:text-box>
        </draw:frame>
        <draw:custom-shape draw:style-name="gr16" draw:text-style-name="P6" xml:id="id18" draw:id="id18" draw:layer="layout" svg:width="5.603cm" svg:height="4.164cm" svg:x="48.412cm" svg:y="27.443cm">
          <text:p text:style-name="P1"><text:span text:style-name="T6">[8,8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33cm" svg:height="1.204cm" svg:x="49.438cm" svg:y="29.293cm">
          <draw:text-box>
            <text:p><text:span text:style-name="T5">sum: -4</text:span></text:p>
          </draw:text-box>
        </draw:frame>
        <draw:frame draw:style-name="gr9" draw:text-style-name="P5" draw:layer="layout" svg:width="3.093cm" svg:height="1.204cm" svg:x="49.638cm" svg:y="30.193cm">
          <draw:text-box>
            <text:p><text:span text:style-name="T5">min: -4</text:span></text:p>
          </draw:text-box>
        </draw:frame>
        <draw:custom-shape draw:style-name="gr16" draw:text-style-name="P6" xml:id="id19" draw:id="id19" draw:layer="layout" svg:width="5.603cm" svg:height="4.164cm" svg:x="56.012cm" svg:y="27.444cm">
          <text:p text:style-name="P1"><text:span text:style-name="T6">[9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57.038cm" svg:y="29.294cm">
          <draw:text-box>
            <text:p><text:span text:style-name="T5">sum: 7</text:span></text:p>
          </draw:text-box>
        </draw:frame>
        <draw:frame draw:style-name="gr9" draw:text-style-name="P5" draw:layer="layout" svg:width="2.809cm" svg:height="1.204cm" svg:x="57.238cm" svg:y="30.194cm">
          <draw:text-box>
            <text:p><text:span text:style-name="T5">min: 7</text:span></text:p>
          </draw:text-box>
        </draw:frame>
        <draw:custom-shape draw:style-name="gr16" draw:text-style-name="P6" xml:id="id10" draw:id="id10" draw:layer="layout" svg:width="5.603cm" svg:height="4.164cm" svg:x="1.312cm" svg:y="33.741cm">
          <text:p text:style-name="P1"><text:span text:style-name="T6">[0,0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33cm" svg:height="1.204cm" svg:x="2.338cm" svg:y="35.591cm">
          <draw:text-box>
            <text:p><text:span text:style-name="T5">sum: -1</text:span></text:p>
          </draw:text-box>
        </draw:frame>
        <draw:frame draw:style-name="gr9" draw:text-style-name="P5" draw:layer="layout" svg:width="3.093cm" svg:height="1.204cm" svg:x="2.538cm" svg:y="36.491cm">
          <draw:text-box>
            <text:p><text:span text:style-name="T5">min: -1</text:span></text:p>
          </draw:text-box>
        </draw:frame>
        <draw:custom-shape draw:style-name="gr16" draw:text-style-name="P6" xml:id="id11" draw:id="id11" draw:layer="layout" svg:width="5.603cm" svg:height="4.164cm" svg:x="7.212cm" svg:y="33.742cm">
          <text:p text:style-name="P1"><text:span text:style-name="T6">[1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8.238cm" svg:y="35.592cm">
          <draw:text-box>
            <text:p><text:span text:style-name="T5">sum: 10</text:span></text:p>
          </draw:text-box>
        </draw:frame>
        <draw:frame draw:style-name="gr9" draw:text-style-name="P5" draw:layer="layout" svg:width="3.279cm" svg:height="1.204cm" svg:x="8.438cm" svg:y="36.492cm">
          <draw:text-box>
            <text:p><text:span text:style-name="T5">min: 10</text:span></text:p>
          </draw:text-box>
        </draw:frame>
        <draw:custom-shape draw:style-name="gr16" draw:text-style-name="P6" xml:id="id15" draw:id="id15" draw:layer="layout" svg:width="5.603cm" svg:height="4.164cm" svg:x="30.512cm" svg:y="33.742cm">
          <text:p text:style-name="P1"><text:span text:style-name="T6">[5,5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31.538cm" svg:y="35.592cm">
          <draw:text-box>
            <text:p><text:span text:style-name="T5">sum: 41</text:span></text:p>
          </draw:text-box>
        </draw:frame>
        <draw:frame draw:style-name="gr9" draw:text-style-name="P5" draw:layer="layout" svg:width="3.279cm" svg:height="1.204cm" svg:x="31.738cm" svg:y="36.492cm">
          <draw:text-box>
            <text:p><text:span text:style-name="T5">min: 41</text:span></text:p>
          </draw:text-box>
        </draw:frame>
        <draw:custom-shape draw:style-name="gr16" draw:text-style-name="P6" xml:id="id16" draw:id="id16" draw:layer="layout" svg:width="5.603cm" svg:height="4.164cm" svg:x="36.412cm" svg:y="33.743cm">
          <text:p text:style-name="P1"><text:span text:style-name="T6">[6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37.438cm" svg:y="35.593cm">
          <draw:text-box>
            <text:p><text:span text:style-name="T5">sum: 1</text:span></text:p>
          </draw:text-box>
        </draw:frame>
        <draw:frame draw:style-name="gr9" draw:text-style-name="P5" draw:layer="layout" svg:width="2.809cm" svg:height="1.204cm" svg:x="37.638cm" svg:y="36.493cm">
          <draw:text-box>
            <text:p><text:span text:style-name="T5">min: 1</text:span></text:p>
          </draw:text-box>
        </draw:frame>
        <draw:connector draw:style-name="gr17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7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7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7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7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7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7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7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7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7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7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7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7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7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7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7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7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7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custom-shape draw:style-name="gr18" draw:text-style-name="P1" draw:layer="layout" svg:width="11.228cm" svg:height="8.131cm" svg:x="2.517cm" svg:y="5.208cm">
          <text:p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4.206cm" svg:height="2.385cm" svg:x="4.904cm" svg:y="5.854cm">
          <draw:text-box>
            <text:p><text:span text:style-name="T8">[6,7]</text:span></text:p>
          </draw:text-box>
        </draw:frame>
        <draw:frame draw:style-name="gr9" draw:layer="layout" svg:width="3.834cm" svg:height="1.991cm" svg:x="4.065cm" svg:y="8.565cm">
          <draw:text-box>
            <text:p><text:span text:style-name="T9">sum</text:span><text:span text:style-name="T10">:</text:span></text:p>
          </draw:text-box>
        </draw:frame>
        <draw:frame draw:style-name="gr9" draw:layer="layout" svg:width="3.402cm" svg:height="1.991cm" svg:x="4.497cm" svg:y="10.359cm">
          <draw:text-box>
            <text:p><text:span text:style-name="T9">min</text:span><text:span text:style-name="T10">:</text:span></text:p>
          </draw:text-box>
        </draw:frame>
        <draw:frame draw:style-name="gr9" draw:text-style-name="P8" draw:layer="layout" svg:width="3.262cm" svg:height="1.28cm" svg:x="22.182cm" svg:y="11.184cm">
          <draw:text-box>
            <text:p><text:span text:style-name="T7">sum: 0</text:span></text:p>
          </draw:text-box>
        </draw:frame>
        <draw:frame draw:style-name="gr9" draw:text-style-name="P8" draw:layer="layout" svg:width="3.195cm" svg:height="1.356cm" svg:x="22.183cm" svg:y="12.084cm">
          <draw:text-box>
            <text:p><text:span text:style-name="T7">min: </text:span><text:span text:style-name="T11">∞</text:span></text:p>
          </draw:text-box>
        </draw:frame>
        <draw:frame draw:style-name="gr9" draw:text-style-name="P9" draw:layer="layout" svg:width="3.868cm" svg:height="1.517cm" svg:x="43.201cm" svg:y="22.266cm">
          <draw:text-box>
            <text:p><text:span text:style-name="T12">val = 0</text:span></text:p>
          </draw:text-box>
        </draw:frame>
        <draw:frame draw:style-name="gr9" draw:text-style-name="P9" draw:layer="layout" svg:width="3.868cm" svg:height="1.517cm" svg:x="58.001cm" svg:y="22.267cm">
          <draw:text-box>
            <text:p><text:span text:style-name="T12">val = 0</text:span></text:p>
          </draw:text-box>
        </draw:frame>
        <draw:frame draw:style-name="gr9" draw:text-style-name="P8" draw:layer="layout" svg:width="3.262cm" svg:height="1.28cm" svg:x="40.014cm" svg:y="17.881cm">
          <draw:text-box>
            <text:p><text:span text:style-name="T7">sum: 0</text:span></text:p>
          </draw:text-box>
        </draw:frame>
        <draw:frame draw:style-name="gr9" draw:text-style-name="P8" draw:layer="layout" svg:width="3.042cm" svg:height="1.356cm" svg:x="40.015cm" svg:y="18.781cm">
          <draw:text-box>
            <text:p><text:span text:style-name="T7">min: </text:span><text:span text:style-name="T11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4" svg:font-family="'Droid Sans Fallback'" style:font-family-generic="swiss" style:font-pitch="variable"/>
    <style:font-face style:name="FreeSans4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22T09:26:42.971198128</dc:date>
    <dc:creator>elucterio </dc:creator>
    <meta:editing-duration>PT18H44M54S</meta:editing-duration>
    <meta:editing-cycles>85</meta:editing-cycles>
    <meta:generator>LibreOffice/4.2.8.2$Linux_X86_64 LibreOffice_project/420m0$Build-2</meta:generator>
    <meta:document-statistic meta:object-count="105"/>
  </office:meta>
</office:document-meta>
</file>